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riaDB [(none)]&gt; use themepark;</text:p>
      <text:p text:style-name="P1">Database changed</text:p>
      <text:p text:style-name="P1">MariaDB [themepark]&gt; SELECT * FROM THEMEPARK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UK2622 <text:s text:c="3"/>| MiniLand <text:s text:c="5"/>| WINDSOR <text:s text:c="5"/>| UK <text:s text:c="10"/>|</text:p>
      <text:p text:style-name="P1">| UK3452 <text:s text:c="3"/>| PleasureLand <text:s/>| STOKE <text:s text:c="7"/>| UK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7 rows in set (0.01 sec)</text:p>
      <text:p text:style-name="P3"/>
      <text:p text:style-name="P1">MariaDB [themepark]&gt; SELECT PARK_NAME, PARK_CITY FROM THEMEPARK;</text:p>
      <text:p text:style-name="P1">+---------------+--------------+</text:p>
      <text:p text:style-name="P1">| PARK_NAME <text:s text:c="4"/>| PARK_CITY <text:s text:c="3"/>|</text:p>
      <text:p text:style-name="P1">+---------------+--------------+</text:p>
      <text:p text:style-name="P1">| FairyLand <text:s text:c="4"/>| PARIS <text:s text:c="7"/>|</text:p>
      <text:p text:style-name="P1">| Efling <text:s text:c="7"/>| NOORD <text:s text:c="7"/>|</text:p>
      <text:p text:style-name="P1">| AdventurePort | BARCELONA <text:s text:c="3"/>|</text:p>
      <text:p text:style-name="P1">| Labyrinthe <text:s text:c="3"/>| LAUSANNE <text:s text:c="4"/>|</text:p>
      <text:p text:style-name="P1">| MiniLand <text:s text:c="5"/>| WINDSOR <text:s text:c="5"/>|</text:p>
      <text:p text:style-name="P1">| PleasureLand <text:s/>| STOKE <text:s text:c="7"/>|</text:p>
      <text:p text:style-name="P1">| GoldTown <text:s text:c="5"/>| JOHANNESBURG |</text:p>
      <text:p text:style-name="P1">+---------------+--------------+</text:p>
      <text:p text:style-name="P1">7 rows in set (0.00 sec)</text:p>
      <text:p text:style-name="P3"/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1 sec)</text:p>
      <text:p text:style-name="P3"/>
      <text:p text:style-name="P1">MariaDB [themepark]&gt; SELECT ATTRACT_NAME, ATTRACT_AGE FROM ATTRACTION WHERE PARK_CODE = 'FR1001;'</text:p>
      <text:p text:style-name="P2"><text:s text:c="4"/><text:span text:style-name="T1">-&gt; ;</text:span></text:p>
      <text:p text:style-name="P1">Empty set (0.00 sec)</text:p>
      <text:p text:style-name="P3"/>
      <text:p text:style-name="P1">MariaDB [themepark]&gt; SELECT ATTRACT_NAME, ATTRACT_AGE FROM ATTRACTION WHERE PARK_CODE = 'FR1001';</text:p>
      <text:p text:style-name="P1">+-----------------+-------------+</text:p>
      <text:p text:style-name="P1">| ATTRACT_NAME <text:s text:c="3"/>| ATTRACT_AGE |</text:p>
      <text:p text:style-name="P1">+-----------------+-------------+</text:p>
      <text:p text:style-name="P1">| ThunderCoaster <text:s/>| <text:s text:c="9"/>11 |</text:p>
      <text:p text:style-name="P1"><text:soft-page-break/>| SpinningTeacups | <text:s text:c="10"/>4 |</text:p>
      <text:p text:style-name="P1">| FlightToStars <text:s text:c="2"/>| <text:s text:c="9"/>11 |</text:p>
      <text:p text:style-name="P1">| Ant-Trap <text:s text:c="7"/>| <text:s text:c="9"/>23 |</text:p>
      <text:p text:style-name="P1">| Carnival <text:s text:c="7"/>| <text:s text:c="10"/>3 |</text:p>
      <text:p text:style-name="P1">+-----------------+-------------+</text:p>
      <text:p text:style-name="P1">5 rows in set (0.00 sec)</text:p>
      <text:p text:style-name="P3"/>
      <text:p text:style-name="P1">MariaDB [themepark]&gt; SELECT ATTRACT_NAME, ATTRACT_AGE FROM ATTRACTION WHERE PARK_CODE = 'FR1001' AND ATTRACT_AGE&lt;10;</text:p>
      <text:p text:style-name="P1">+-----------------+-------------+</text:p>
      <text:p text:style-name="P1">| ATTRACT_NAME <text:s text:c="3"/>| ATTRACT_AGE |</text:p>
      <text:p text:style-name="P1">+-----------------+-------------+</text:p>
      <text:p text:style-name="P1">| SpinningTeacups | <text:s text:c="10"/>4 |</text:p>
      <text:p text:style-name="P1">| Carnival <text:s text:c="7"/>| <text:s text:c="10"/>3 |</text:p>
      <text:p text:style-name="P1">+-----------------+-------------+</text:p>
      <text:p text:style-name="P1">2 rows in set (0.00 sec)</text:p>
      <text:p text:style-name="P3"/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 sec)</text:p>
      <text:p text:style-name="P3"/>
      <text:p text:style-name="P1">MariaDB [themepark]&gt; SELECT ATTRACT_NAME, ATTRACT_AGE FROM ATTRACTION WHERE PARK_CODE = 'FR1001' AND PARK_CODE = 'UK3452' AND ATTRACT_AGE&lt;10;</text:p>
      <text:p text:style-name="P1">Empty set (0.00 sec)</text:p>
      <text:p text:style-name="P3"/>
      <text:p text:style-name="P1">MariaDB [themepark]&gt; SELECT ATTRACT_NAME, ATTRACT_AGE FROM ATTRACTION WHERE PARK_CODE = 'FR1001' OR PARK_CODE = 'UK3452' AND ATTRACT_AGE&lt;10;</text:p>
      <text:p text:style-name="P1">+-----------------+-------------+</text:p>
      <text:p text:style-name="P1">| ATTRACT_NAME <text:s text:c="3"/>| ATTRACT_AGE |</text:p>
      <text:p text:style-name="P1">+-----------------+-------------+</text:p>
      <text:p text:style-name="P1">| ThunderCoaster <text:s/>| <text:s text:c="9"/>11 |</text:p>
      <text:p text:style-name="P1">| SpinningTeacups | <text:s text:c="10"/>4 |</text:p>
      <text:p text:style-name="P1">| FlightToStars <text:s text:c="2"/>| <text:s text:c="9"/>11 |</text:p>
      <text:p text:style-name="P1">| Ant-Trap <text:s text:c="7"/>| <text:s text:c="9"/>23 |</text:p>
      <text:p text:style-name="P1">| Carnival <text:s text:c="7"/>| <text:s text:c="10"/>3 |</text:p>
      <text:p text:style-name="P1">| 3D-Lego_Show <text:s text:c="3"/>| <text:s text:c="10"/>3 |</text:p>
      <text:p text:style-name="P1">| UnderSeaWord <text:s text:c="3"/>| <text:s text:c="10"/>4 |</text:p>
      <text:p text:style-name="P1">+-----------------+-------------+</text:p>
      <text:p text:style-name="P1">7 rows in set (0.00 sec)</text:p>
      <text:p text:style-name="P3"/>
      <text:p text:style-name="P1">MariaDB [themepark]&gt; SELECT ATTRACT_NAME, ATTRACT_AGE FROM ATTRACTION WHERE (PARK_CODE = 'FR1001' OR PARK_CODE = 'UK3452') AND ATTRACT_AGE&lt;10;</text:p>
      <text:p text:style-name="P1">+-----------------+-------------+</text:p>
      <text:p text:style-name="P1">| ATTRACT_NAME <text:s text:c="3"/>| ATTRACT_AGE |</text:p>
      <text:p text:style-name="P1">+-----------------+-------------+</text:p>
      <text:p text:style-name="P1"><text:soft-page-break/>| SpinningTeacups | <text:s text:c="10"/>4 |</text:p>
      <text:p text:style-name="P1">| Carnival <text:s text:c="7"/>| <text:s text:c="10"/>3 |</text:p>
      <text:p text:style-name="P1">| 3D-Lego_Show <text:s text:c="3"/>| <text:s text:c="10"/>3 |</text:p>
      <text:p text:style-name="P1">| UnderSeaWord <text:s text:c="3"/>| <text:s text:c="10"/>4 |</text:p>
      <text:p text:style-name="P1">+-----------------+-------------+</text:p>
      <text:p text:style-name="P1">4 rows in set (0.00 sec)</text:p>
      <text:p text:style-name="P3"/>
      <text:p text:style-name="P1">MariaDB [themepark]&gt; SELECT ATTRACT_NAME, ATTRACT_AGE FROM ATTRACTION WHERE PARK_CODE IN ('FR1001','UK3452') AND ATTRACT_AGE&lt;10;</text:p>
      <text:p text:style-name="P1">+-----------------+-------------+</text:p>
      <text:p text:style-name="P1">| ATTRACT_NAME <text:s text:c="3"/>| ATTRACT_AGE |</text:p>
      <text:p text:style-name="P1">+-----------------+-------------+</text:p>
      <text:p text:style-name="P1">| SpinningTeacups | <text:s text:c="10"/>4 |</text:p>
      <text:p text:style-name="P1">| Carnival <text:s text:c="7"/>| <text:s text:c="10"/>3 |</text:p>
      <text:p text:style-name="P1">| 3D-Lego_Show <text:s text:c="3"/>| <text:s text:c="10"/>3 |</text:p>
      <text:p text:style-name="P1">| UnderSeaWord <text:s text:c="3"/>| <text:s text:c="10"/>4 |</text:p>
      <text:p text:style-name="P1">+-----------------+-------------+</text:p>
      <text:p text:style-name="P1">4 rows in set (0.00 sec)</text:p>
      <text:p text:style-name="P3"/>
      <text:p text:style-name="P1">MariaDB [themepark]&gt; SELECT ATTRACT_NAME, ATTRACT_AGE FROM ATTRACTION WHERE PARK_CODE not IN ('FR1001','UK3452') AND ATTRACT_AGE&lt;10;</text:p>
      <text:p text:style-name="P1">+--------------+-------------+</text:p>
      <text:p text:style-name="P1">| ATTRACT_NAME | ATTRACT_AGE |</text:p>
      <text:p text:style-name="P1">+--------------+-------------+</text:p>
      <text:p text:style-name="P1">| GoldRush <text:s text:c="4"/>| <text:s text:c="10"/>5 |</text:p>
      <text:p text:style-name="P1">+--------------+-------------+</text:p>
      <text:p text:style-name="P1">1 row in set (0.00 sec)</text:p>
      <text:p text:style-name="P3"/>
      <text:p text:style-name="P1">MariaDB [themepark]&gt; SELECT * FROM THEMEPARK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UK2622 <text:s text:c="3"/>| MiniLand <text:s text:c="5"/>| WINDSOR <text:s text:c="5"/>| UK <text:s text:c="10"/>|</text:p>
      <text:p text:style-name="P1">| UK3452 <text:s text:c="3"/>| PleasureLand <text:s/>| STOKE <text:s text:c="7"/>| UK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7 rows in set (0.00 sec)</text:p>
      <text:p text:style-name="P3"/>
      <text:p text:style-name="P1">MariaDB [themepark]&gt; SELECT * FROM THEMEPARK WHERE PARK_COUNTRY = 'UK;'</text:p>
      <text:p text:style-name="P2"><text:s text:c="4"/><text:span text:style-name="T1">-&gt; ;</text:span></text:p>
      <text:p text:style-name="P1">Empty set (0.00 sec)</text:p>
      <text:p text:style-name="P3"/>
      <text:p text:style-name="P1">MariaDB [themepark]&gt; SELECT * FROM THEMEPARK WHERE PARK_COUNTRY = 'UK';</text:p>
      <text:p text:style-name="P1">+-----------+--------------+-----------+--------------+</text:p>
      <text:p text:style-name="P1">| PARK_CODE | PARK_NAME <text:s text:c="3"/>| PARK_CITY | PARK_COUNTRY |</text:p>
      <text:p text:style-name="P1">+-----------+--------------+-----------+--------------+</text:p>
      <text:p text:style-name="P1">| UK2622 <text:s text:c="3"/>| MiniLand <text:s text:c="4"/>| WINDSOR <text:s text:c="2"/>| UK <text:s text:c="10"/>|</text:p>
      <text:p text:style-name="P1">| UK3452 <text:s text:c="3"/>| PleasureLand | STOKE <text:s text:c="4"/>| UK <text:s text:c="10"/>|</text:p>
      <text:p text:style-name="P1">+-----------+--------------+-----------+--------------+</text:p>
      <text:p text:style-name="P1">2 rows in set (0.00 sec)</text:p>
      <text:p text:style-name="P3"/>
      <text:p text:style-name="P1">MariaDB [themepark]&gt; SELECT * FROM THEMEPARK WHERE PARK_COUNTRY != 'UK'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<text:soft-page-break/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5 rows in set (0.00 sec)</text:p>
      <text:p text:style-name="P3"/>
      <text:p text:style-name="P1">MariaDB [themepark]&gt; SELECT * FROM THEMEPARK WHERE PARK_COUNTRY &lt;&gt; 'UK'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5 rows in set (0.00 sec)</text:p>
      <text:p text:style-name="P3"/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 sec)</text:p>
      <text:p text:style-name="P3"/>
      <text:p text:style-name="P1">MariaDB [themepark]&gt; SELECT * FROM ATTRACTION WHERE ATTRACT_NAME IS NOT NULL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0 rows in set (0.00 sec)</text:p>
      <text:p text:style-name="P3"/>
      <text:p text:style-name="P1">MariaDB [themepark]&gt; SELECT * FROM ATTRACTION WHERE ATTRACT_NAME IS NULL;</text:p>
      <text:p text:style-name="P1">+------------+--------------+-------------+------------------+-----------+</text:p>
      <text:p text:style-name="P1">| ATTRACT_NO | ATTRACT_NAME | ATTRACT_AGE | ATTRACT_CAPACITY | PARK_CODE |</text:p>
      <text:p text:style-name="P1">+------------+--------------+-------------+------------------+-----------+</text:p>
      <text:p text:style-name="P1"><text:soft-page-break/>| <text:s text:c="5"/>10082 | NULL <text:s text:c="8"/>| <text:s text:c="9"/>10 | <text:s text:c="14"/>40 | ZA1342 <text:s text:c="3"/>|</text:p>
      <text:p text:style-name="P1">+------------+--------------+-------------+------------------+-----------+</text:p>
      <text:p text:style-name="P1">1 row in set (0.00 sec)</text:p>
      <text:p text:style-name="P3"/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 sec)</text:p>
      <text:p text:style-name="P3"/>
      <text:p text:style-name="P1">MariaDB [themepark]&gt; SELECT * FROM ATTRACTION WHERE ATTRACT_AGE &gt; 10 AND ATTRACT_AGE &lt;20;</text:p>
      <text:p text:style-name="P1">+------------+----------------+-------------+------------------+-----------+</text:p>
      <text:p text:style-name="P1">| ATTRACT_NO | ATTRACT_NAME <text:s text:c="2"/>| ATTRACT_AGE | ATTRACT_CAPACITY | PARK_CODE |</text:p>
      <text:p text:style-name="P1">+------------+----------------+-------------+------------------+-----------+</text:p>
      <text:p text:style-name="P1">| <text:s text:c="5"/>10034 | ThunderCoaster | <text:s text:c="9"/>11 | <text:s text:c="14"/>34 | FR1001 <text:s text:c="3"/>|</text:p>
      <text:p text:style-name="P1">| <text:s text:c="5"/>10067 | FlightToStars <text:s/>| <text:s text:c="9"/>11 | <text:s text:c="14"/>24 | FR1001 <text:s text:c="3"/>|</text:p>
      <text:p text:style-name="P1">| <text:s text:c="5"/>30011 | BlackHole2 <text:s text:c="4"/>| <text:s text:c="9"/>12 | <text:s text:c="14"/>34 | UK3452 <text:s text:c="3"/>|</text:p>
      <text:p text:style-name="P1">+------------+----------------+-------------+------------------+-----------+</text:p>
      <text:p text:style-name="P1">3 rows in set (0.00 sec)</text:p>
      <text:p text:style-name="P3"/>
      <text:p text:style-name="P1">MariaDB [themepark]&gt; SELECT * FROM ATTRACTION WHERE ATTRACT_AGE BETWEEN 10 AND 20;</text:p>
      <text:p text:style-name="P1">+------------+----------------+-------------+------------------+-----------+</text:p>
      <text:p text:style-name="P1">| ATTRACT_NO | ATTRACT_NAME <text:s text:c="2"/>| ATTRACT_AGE | ATTRACT_CAPACITY | PARK_CODE |</text:p>
      <text:p text:style-name="P1">+------------+----------------+-------------+------------------+-----------+</text:p>
      <text:p text:style-name="P1">| <text:s text:c="5"/>10034 | ThunderCoaster | <text:s text:c="9"/>11 | <text:s text:c="14"/>34 | FR1001 <text:s text:c="3"/>|</text:p>
      <text:p text:style-name="P1">| <text:s text:c="5"/>10067 | FlightToStars <text:s/>| <text:s text:c="9"/>11 | <text:s text:c="14"/>24 | FR1001 <text:s text:c="3"/>|</text:p>
      <text:p text:style-name="P1">| <text:s text:c="5"/>10082 | NULL <text:s text:c="10"/>| <text:s text:c="9"/>10 | <text:s text:c="14"/>40 | ZA1342 <text:s text:c="3"/>|</text:p>
      <text:p text:style-name="P1">| <text:s text:c="5"/>30011 | BlackHole2 <text:s text:c="4"/>| <text:s text:c="9"/>12 | <text:s text:c="14"/>34 | UK3452 <text:s text:c="3"/>|</text:p>
      <text:p text:style-name="P1">| <text:s text:c="5"/>30012 | Pirates <text:s text:c="7"/>| <text:s text:c="9"/>10 | <text:s text:c="14"/>42 | UK3452 <text:s text:c="3"/>|</text:p>
      <text:p text:style-name="P1">+------------+----------------+-------------+------------------+-----------+</text:p>
      <text:p text:style-name="P1">5 rows in set (0.00 sec)</text:p>
      <text:p text:style-name="P3"/>
      <text:p text:style-name="P1">MariaDB [themepark]&gt; SELECT * FROM ATTRACTION WHERE ATTRACT_AGE NOT BETWEEN 10 AND 20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56 | SpinningTeacups | <text:s text:c="10"/>4 | <text:s text:c="14"/>62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6 rows in set (0.00 sec)</text:p>
      <text:p text:style-name="P3"/>
      <text:p text:style-name="P1"><text:soft-page-break/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 sec)</text:p>
      <text:p text:style-name="P3"/>
      <text:p text:style-name="P1">MariaDB [themepark]&gt; SELECT DISTINCT PARK_CODE FROM ATTRACTION;</text:p>
      <text:p text:style-name="P1">+-----------+</text:p>
      <text:p text:style-name="P1">| PARK_CODE |</text:p>
      <text:p text:style-name="P1">+-----------+</text:p>
      <text:p text:style-name="P1">| FR1001 <text:s text:c="3"/>|</text:p>
      <text:p text:style-name="P1">| UK3452 <text:s text:c="3"/>|</text:p>
      <text:p text:style-name="P1">| ZA1342 <text:s text:c="3"/>|</text:p>
      <text:p text:style-name="P1">+-----------+</text:p>
      <text:p text:style-name="P1">3 rows in set (0.00 sec)</text:p>
      <text:p text:style-name="P3"/>
      <text:p text:style-name="P1">MariaDB [themepark]&gt; SELECT DISTINCT (PARK_CODE) FROM ATTRACTION;</text:p>
      <text:p text:style-name="P1">+-----------+</text:p>
      <text:p text:style-name="P1">| PARK_CODE |</text:p>
      <text:p text:style-name="P1">+-----------+</text:p>
      <text:p text:style-name="P1">| FR1001 <text:s text:c="3"/>|</text:p>
      <text:p text:style-name="P1">| UK3452 <text:s text:c="3"/>|</text:p>
      <text:p text:style-name="P1">| ZA1342 <text:s text:c="3"/>|</text:p>
      <text:p text:style-name="P1">+-----------+</text:p>
      <text:p text:style-name="P1">3 rows in set (0.00 sec)</text:p>
      <text:p text:style-name="P3"/>
      <text:p text:style-name="P1">MariaDB [themepark]&gt; SELECT DISTINCT(PARK_CODE), ATTRACT_NAME FROM ATTRACTION;</text:p>
      <text:p text:style-name="P1">+-----------+-----------------+</text:p>
      <text:p text:style-name="P1">| PARK_CODE | ATTRACT_NAME <text:s text:c="3"/>|</text:p>
      <text:p text:style-name="P1">+-----------+-----------------+</text:p>
      <text:p text:style-name="P1">| FR1001 <text:s text:c="3"/>| ThunderCoaster <text:s/>|</text:p>
      <text:p text:style-name="P1">| FR1001 <text:s text:c="3"/>| SpinningTeacups |</text:p>
      <text:p text:style-name="P1">| FR1001 <text:s text:c="3"/>| FlightToStars <text:s text:c="2"/>|</text:p>
      <text:p text:style-name="P1">| FR1001 <text:s text:c="3"/>| Ant-Trap <text:s text:c="7"/>|</text:p>
      <text:p text:style-name="P1">| ZA1342 <text:s text:c="3"/>| NULL <text:s text:c="11"/>|</text:p>
      <text:p text:style-name="P1">| FR1001 <text:s text:c="3"/>| Carnival <text:s text:c="7"/>|</text:p>
      <text:p text:style-name="P1">| UK3452 <text:s text:c="3"/>| 3D-Lego_Show <text:s text:c="3"/>|</text:p>
      <text:p text:style-name="P1">| UK3452 <text:s text:c="3"/>| BlackHole2 <text:s text:c="5"/>|</text:p>
      <text:p text:style-name="P1">| UK3452 <text:s text:c="3"/>| Pirates <text:s text:c="8"/>|</text:p>
      <text:p text:style-name="P1">| UK3452 <text:s text:c="3"/>| UnderSeaWord <text:s text:c="3"/>|</text:p>
      <text:p text:style-name="P1">| ZA1342 <text:s text:c="3"/>| GoldRush <text:s text:c="7"/>|</text:p>
      <text:p text:style-name="P1">+-----------+-----------------+</text:p>
      <text:p text:style-name="P1">11 rows in set (0.00 sec)</text:p>
      <text:p text:style-name="P3"/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<text:soft-page-break/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 sec)</text:p>
      <text:p text:style-name="P3"/>
      <text:p text:style-name="P1">MariaDB [themepark]&gt; SELECT DISTINCT(PARK_CODE), ATTRACT_AGE FROM ATTRACTION;</text:p>
      <text:p text:style-name="P1">+-----------+-------------+</text:p>
      <text:p text:style-name="P1">| PARK_CODE | ATTRACT_AGE |</text:p>
      <text:p text:style-name="P1">+-----------+-------------+</text:p>
      <text:p text:style-name="P1">| FR1001 <text:s text:c="3"/>| <text:s text:c="9"/>11 |</text:p>
      <text:p text:style-name="P1">| FR1001 <text:s text:c="3"/>| <text:s text:c="10"/>4 |</text:p>
      <text:p text:style-name="P1">| FR1001 <text:s text:c="3"/>| <text:s text:c="9"/>23 |</text:p>
      <text:p text:style-name="P1">| ZA1342 <text:s text:c="3"/>| <text:s text:c="9"/>10 |</text:p>
      <text:p text:style-name="P1">| FR1001 <text:s text:c="3"/>| <text:s text:c="10"/>3 |</text:p>
      <text:p text:style-name="P1">| UK3452 <text:s text:c="3"/>| <text:s text:c="10"/>3 |</text:p>
      <text:p text:style-name="P1">| UK3452 <text:s text:c="3"/>| <text:s text:c="9"/>12 |</text:p>
      <text:p text:style-name="P1">| UK3452 <text:s text:c="3"/>| <text:s text:c="9"/>10 |</text:p>
      <text:p text:style-name="P1">| UK3452 <text:s text:c="3"/>| <text:s text:c="10"/>4 |</text:p>
      <text:p text:style-name="P1">| ZA1342 <text:s text:c="3"/>| <text:s text:c="10"/>5 |</text:p>
      <text:p text:style-name="P1">+-----------+-------------+</text:p>
      <text:p text:style-name="P1">10 rows in set (0.00 sec)</text:p>
      <text:p text:style-name="P3"/>
      <text:p text:style-name="P1">MariaDB [themepark]&gt; SELECT * FROM STUDENT;</text:p>
      <text:p text:style-name="P1">+----------+-----------------+------------+--------+---------+</text:p>
      <text:p text:style-name="P1">| RollNo <text:s text:c="2"/>| StName <text:s text:c="9"/>| FName <text:s text:c="5"/>| Gender | Contact |</text:p>
      <text:p text:style-name="P1">+----------+-----------------+------------+--------+---------+</text:p>
      <text:p text:style-name="P1">| p19-6012 | Arshad Arif <text:s text:c="4"/>| Arif Ali <text:s text:c="2"/>| M <text:s text:c="5"/>| 123 <text:s text:c="4"/>|</text:p>
      <text:p text:style-name="P1">| p19-6013 | Arshad Ali <text:s text:c="5"/>| Ali <text:s text:c="7"/>| M <text:s text:c="5"/>| 124 <text:s text:c="4"/>|</text:p>
      <text:p text:style-name="P1">| p19-6014 | Muhammad Arshad | Faizan Ali | M <text:s text:c="5"/>| 125 <text:s text:c="4"/>|</text:p>
      <text:p text:style-name="P1">| p19-6015 | Ahmad Ali <text:s text:c="6"/>| Ali <text:s text:c="7"/>| M <text:s text:c="5"/>| 126 <text:s text:c="4"/>|</text:p>
      <text:p text:style-name="P1">| p19-6016 | Ahmed Ali <text:s text:c="6"/>| Ali <text:s text:c="7"/>| M <text:s text:c="5"/>| 127 <text:s text:c="4"/>|</text:p>
      <text:p text:style-name="P1">+----------+-----------------+------------+--------+---------+</text:p>
      <text:p text:style-name="P1">5 rows in set (0.01 sec)</text:p>
      <text:p text:style-name="P3"/>
      <text:p text:style-name="P1">MariaDB [themepark]&gt; SELECT * FROM STUDENT WHERE STNAME = 'Arshad';</text:p>
      <text:p text:style-name="P1">Empty set (0.00 sec)</text:p>
      <text:p text:style-name="P3"/>
      <text:p text:style-name="P1">MariaDB [themepark]&gt; SELECT * FROM STUDENT;</text:p>
      <text:p text:style-name="P1">+----------+-----------------+------------+--------+---------+</text:p>
      <text:p text:style-name="P1">| RollNo <text:s text:c="2"/>| StName <text:s text:c="9"/>| FName <text:s text:c="5"/>| Gender | Contact |</text:p>
      <text:p text:style-name="P1">+----------+-----------------+------------+--------+---------+</text:p>
      <text:p text:style-name="P1">| p19-6012 | Arshad Arif <text:s text:c="4"/>| Arif Ali <text:s text:c="2"/>| M <text:s text:c="5"/>| 123 <text:s text:c="4"/>|</text:p>
      <text:p text:style-name="P1">| p19-6013 | Arshad Ali <text:s text:c="5"/>| Ali <text:s text:c="7"/>| M <text:s text:c="5"/>| 124 <text:s text:c="4"/>|</text:p>
      <text:p text:style-name="P1">| p19-6014 | Muhammad Arshad | Faizan Ali | M <text:s text:c="5"/>| 125 <text:s text:c="4"/>|</text:p>
      <text:p text:style-name="P1">| p19-6015 | Ahmad Ali <text:s text:c="6"/>| Ali <text:s text:c="7"/>| M <text:s text:c="5"/>| 126 <text:s text:c="4"/>|</text:p>
      <text:p text:style-name="P1">| p19-6016 | Ahmed Ali <text:s text:c="6"/>| Ali <text:s text:c="7"/>| M <text:s text:c="5"/>| 127 <text:s text:c="4"/>|</text:p>
      <text:p text:style-name="P1">+----------+-----------------+------------+--------+---------+</text:p>
      <text:p text:style-name="P1">5 rows in set (0.00 sec)</text:p>
      <text:p text:style-name="P3"/>
      <text:p text:style-name="P1"><text:soft-page-break/>MariaDB [themepark]&gt; SELECT * FROM STUDENT WHERE STNAME LIKE 'Arshad%';</text:p>
      <text:p text:style-name="P1">+----------+-------------+----------+--------+---------+</text:p>
      <text:p text:style-name="P1">| RollNo <text:s text:c="2"/>| StName <text:s text:c="5"/>| FName <text:s text:c="3"/>| Gender | Contact |</text:p>
      <text:p text:style-name="P1">+----------+-------------+----------+--------+---------+</text:p>
      <text:p text:style-name="P1">| p19-6012 | Arshad Arif | Arif Ali | M <text:s text:c="5"/>| 123 <text:s text:c="4"/>|</text:p>
      <text:p text:style-name="P1">| p19-6013 | Arshad Ali <text:s/>| Ali <text:s text:c="5"/>| M <text:s text:c="5"/>| 124 <text:s text:c="4"/>|</text:p>
      <text:p text:style-name="P1">+----------+-------------+----------+--------+---------+</text:p>
      <text:p text:style-name="P1">2 rows in set (0.00 sec)</text:p>
      <text:p text:style-name="P3"/>
      <text:p text:style-name="P1">MariaDB [themepark]&gt; SELECT * FROM STUDENT WHERE STNAME LIKE '%Arshad';</text:p>
      <text:p text:style-name="P1">+----------+-----------------+------------+--------+---------+</text:p>
      <text:p text:style-name="P1">| RollNo <text:s text:c="2"/>| StName <text:s text:c="9"/>| FName <text:s text:c="5"/>| Gender | Contact |</text:p>
      <text:p text:style-name="P1">+----------+-----------------+------------+--------+---------+</text:p>
      <text:p text:style-name="P1">| p19-6014 | Muhammad Arshad | Faizan Ali | M <text:s text:c="5"/>| 125 <text:s text:c="4"/>|</text:p>
      <text:p text:style-name="P1">+----------+-----------------+------------+--------+---------+</text:p>
      <text:p text:style-name="P1">1 row in set (0.00 sec)</text:p>
      <text:p text:style-name="P3"/>
      <text:p text:style-name="P1">MariaDB [themepark]&gt; INSERT INTO STUDENT VALUES('P19-6017','Muhammad Arshad Ali', 'Ali', 'M', 128);</text:p>
      <text:p text:style-name="P1">Query OK, 1 row affected (0.01 sec)</text:p>
      <text:p text:style-name="P3"/>
      <text:p text:style-name="P1">MariaDB [themepark]&gt; SELECT * FROM STUDENT;</text:p>
      <text:p text:style-name="P1">+----------+---------------------+------------+--------+---------+</text:p>
      <text:p text:style-name="P1">| RollNo <text:s text:c="2"/>| StName <text:s text:c="13"/>| FName <text:s text:c="5"/>| Gender | Contact |</text:p>
      <text:p text:style-name="P1">+----------+---------------------+------------+--------+---------+</text:p>
      <text:p text:style-name="P1">| p19-6012 | Arshad Arif <text:s text:c="8"/>| Arif Ali <text:s text:c="2"/>| M <text:s text:c="5"/>| 123 <text:s text:c="4"/>|</text:p>
      <text:p text:style-name="P1">| p19-6013 | Arshad Ali <text:s text:c="9"/>| Ali <text:s text:c="7"/>| M <text:s text:c="5"/>| 124 <text:s text:c="4"/>|</text:p>
      <text:p text:style-name="P1">| p19-6014 | Muhammad Arshad <text:s text:c="4"/>| Faizan Ali | M <text:s text:c="5"/>| 125 <text:s text:c="4"/>|</text:p>
      <text:p text:style-name="P1">| p19-6015 | Ahmad Ali <text:s text:c="10"/>| Ali <text:s text:c="7"/>| M <text:s text:c="5"/>| 126 <text:s text:c="4"/>|</text:p>
      <text:p text:style-name="P1">| p19-6016 | Ahmed Ali <text:s text:c="10"/>| Ali <text:s text:c="7"/>| M <text:s text:c="5"/>| 127 <text:s text:c="4"/>|</text:p>
      <text:p text:style-name="P1">| P19-6017 | Muhammad Arshad Ali | Ali <text:s text:c="7"/>| M <text:s text:c="5"/>| 128 <text:s text:c="4"/>|</text:p>
      <text:p text:style-name="P1">+----------+---------------------+------------+--------+---------+</text:p>
      <text:p text:style-name="P1">6 rows in set (0.00 sec)</text:p>
      <text:p text:style-name="P3"/>
      <text:p text:style-name="P1">MariaDB [themepark]&gt; SELECT * FROM STUDENT WHERE STNAME LIKE '%Arshad';</text:p>
      <text:p text:style-name="P1">+----------+-----------------+------------+--------+---------+</text:p>
      <text:p text:style-name="P1">| RollNo <text:s text:c="2"/>| StName <text:s text:c="9"/>| FName <text:s text:c="5"/>| Gender | Contact |</text:p>
      <text:p text:style-name="P1">+----------+-----------------+------------+--------+---------+</text:p>
      <text:p text:style-name="P1">| p19-6014 | Muhammad Arshad | Faizan Ali | M <text:s text:c="5"/>| 125 <text:s text:c="4"/>|</text:p>
      <text:p text:style-name="P1">+----------+-----------------+------------+--------+---------+</text:p>
      <text:p text:style-name="P1">1 row in set (0.00 sec)</text:p>
      <text:p text:style-name="P3"/>
      <text:p text:style-name="P1">MariaDB [themepark]&gt; SELECT * FROM STUDENT WHERE STNAME LIKE '%Arshad%';</text:p>
      <text:p text:style-name="P1">+----------+---------------------+------------+--------+---------+</text:p>
      <text:p text:style-name="P1">| RollNo <text:s text:c="2"/>| StName <text:s text:c="13"/>| FName <text:s text:c="5"/>| Gender | Contact |</text:p>
      <text:p text:style-name="P1">+----------+---------------------+------------+--------+---------+</text:p>
      <text:p text:style-name="P1">| p19-6012 | Arshad Arif <text:s text:c="8"/>| Arif Ali <text:s text:c="2"/>| M <text:s text:c="5"/>| 123 <text:s text:c="4"/>|</text:p>
      <text:p text:style-name="P1">| p19-6013 | Arshad Ali <text:s text:c="9"/>| Ali <text:s text:c="7"/>| M <text:s text:c="5"/>| 124 <text:s text:c="4"/>|</text:p>
      <text:p text:style-name="P1">| p19-6014 | Muhammad Arshad <text:s text:c="4"/>| Faizan Ali | M <text:s text:c="5"/>| 125 <text:s text:c="4"/>|</text:p>
      <text:p text:style-name="P1">| P19-6017 | Muhammad Arshad Ali | Ali <text:s text:c="7"/>| M <text:s text:c="5"/>| 128 <text:s text:c="4"/>|</text:p>
      <text:p text:style-name="P1">+----------+---------------------+------------+--------+---------+</text:p>
      <text:p text:style-name="P1">4 rows in set (0.00 sec)</text:p>
      <text:p text:style-name="P3"/>
      <text:p text:style-name="P1">MariaDB [themepark]&gt; SELECT * FROM STUDENT;</text:p>
      <text:p text:style-name="P1">+----------+---------------------+------------+--------+---------+</text:p>
      <text:p text:style-name="P1">| RollNo <text:s text:c="2"/>| StName <text:s text:c="13"/>| FName <text:s text:c="5"/>| Gender | Contact |</text:p>
      <text:p text:style-name="P1">+----------+---------------------+------------+--------+---------+</text:p>
      <text:p text:style-name="P1">| p19-6012 | Arshad Arif <text:s text:c="8"/>| Arif Ali <text:s text:c="2"/>| M <text:s text:c="5"/>| 123 <text:s text:c="4"/>|</text:p>
      <text:p text:style-name="P1">| p19-6013 | Arshad Ali <text:s text:c="9"/>| Ali <text:s text:c="7"/>| M <text:s text:c="5"/>| 124 <text:s text:c="4"/>|</text:p>
      <text:p text:style-name="P1"><text:soft-page-break/>| p19-6014 | Muhammad Arshad <text:s text:c="4"/>| Faizan Ali | M <text:s text:c="5"/>| 125 <text:s text:c="4"/>|</text:p>
      <text:p text:style-name="P1">| p19-6015 | Ahmad Ali <text:s text:c="10"/>| Ali <text:s text:c="7"/>| M <text:s text:c="5"/>| 126 <text:s text:c="4"/>|</text:p>
      <text:p text:style-name="P1">| p19-6016 | Ahmed Ali <text:s text:c="10"/>| Ali <text:s text:c="7"/>| M <text:s text:c="5"/>| 127 <text:s text:c="4"/>|</text:p>
      <text:p text:style-name="P1">| P19-6017 | Muhammad Arshad Ali | Ali <text:s text:c="7"/>| M <text:s text:c="5"/>| 128 <text:s text:c="4"/>|</text:p>
      <text:p text:style-name="P1">+----------+---------------------+------------+--------+---------+</text:p>
      <text:p text:style-name="P1">6 rows in set (0.00 sec)</text:p>
      <text:p text:style-name="P3"/>
      <text:p text:style-name="P1">MariaDB [themepark]&gt; SELECT * FROM STUDENT WHERE STNAME LIKE 'Ahm_d Ali';</text:p>
      <text:p text:style-name="P1">+----------+-----------+-------+--------+---------+</text:p>
      <text:p text:style-name="P1">| RollNo <text:s text:c="2"/>| StName <text:s text:c="3"/>| FName | Gender | Contact |</text:p>
      <text:p text:style-name="P1">+----------+-----------+-------+--------+---------+</text:p>
      <text:p text:style-name="P1">| p19-6015 | Ahmad Ali | Ali <text:s text:c="2"/>| M <text:s text:c="5"/>| 126 <text:s text:c="4"/>|</text:p>
      <text:p text:style-name="P1">| p19-6016 | Ahmed Ali | Ali <text:s text:c="2"/>| M <text:s text:c="5"/>| 127 <text:s text:c="4"/>|</text:p>
      <text:p text:style-name="P1">+----------+-----------+-------+--------+---------+</text:p>
      <text:p text:style-name="P1">2 rows in set (0.00 sec)</text:p>
      <text:p text:style-name="P3"/>
      <text:p text:style-name="P1">MariaDB [themepark]&gt; SELECT * FROM STUDENT WHERE STNAME LIKE 'M%Arshad%';</text:p>
      <text:p text:style-name="P1">+----------+---------------------+------------+--------+---------+</text:p>
      <text:p text:style-name="P1">| RollNo <text:s text:c="2"/>| StName <text:s text:c="13"/>| FName <text:s text:c="5"/>| Gender | Contact |</text:p>
      <text:p text:style-name="P1">+----------+---------------------+------------+--------+---------+</text:p>
      <text:p text:style-name="P1">| p19-6014 | Muhammad Arshad <text:s text:c="4"/>| Faizan Ali | M <text:s text:c="5"/>| 125 <text:s text:c="4"/>|</text:p>
      <text:p text:style-name="P1">| P19-6017 | Muhammad Arshad Ali | Ali <text:s text:c="7"/>| M <text:s text:c="5"/>| 128 <text:s text:c="4"/>|</text:p>
      <text:p text:style-name="P1">+----------+---------------------+------------+--------+---------+</text:p>
      <text:p text:style-name="P1">2 rows in set (0.00 sec)</text:p>
      <text:p text:style-name="P3"/>
      <text:p text:style-name="P1">MariaDB [themepark]&gt; SELECT * FROM STUDENT WHERE STNAME LIKE 'M%Arshad%A';</text:p>
      <text:p text:style-name="P1">Empty set (0.00 sec)</text:p>
      <text:p text:style-name="P3"/>
      <text:p text:style-name="P1">MariaDB [themepark]&gt; SELECT * FROM STUDENT WHERE STNAME LIKE 'M%Arshad%A%';</text:p>
      <text:p text:style-name="P1">+----------+---------------------+-------+--------+---------+</text:p>
      <text:p text:style-name="P1">| RollNo <text:s text:c="2"/>| StName <text:s text:c="13"/>| FName | Gender | Contact |</text:p>
      <text:p text:style-name="P1">+----------+---------------------+-------+--------+---------+</text:p>
      <text:p text:style-name="P1">| P19-6017 | Muhammad Arshad Ali | Ali <text:s text:c="2"/>| M <text:s text:c="5"/>| 128 <text:s text:c="4"/>|</text:p>
      <text:p text:style-name="P1">+----------+---------------------+-------+--------+---------+</text:p>
      <text:p text:style-name="P1">1 row in set (0.00 sec)</text:p>
      <text:p text:style-name="P3"/>
      <text:p text:style-name="P5">MariaDB [themepark]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41:30.530644896</meta:creation-date>
    <dc:date>2019-06-15T13:42:07.308495365</dc:date>
    <meta:editing-duration>PT38S</meta:editing-duration>
    <meta:editing-cycles>1</meta:editing-cycles>
    <meta:document-statistic meta:table-count="0" meta:image-count="0" meta:object-count="0" meta:page-count="9" meta:paragraph-count="454" meta:word-count="3537" meta:character-count="25346" meta:non-whitespace-character-count="17435"/>
    <meta:generator>LibreOffice/6.0.7.3$Linux_X86_64 LibreOffice_project/00m0$Build-3</meta:generator>
  </office:meta>
</office:document-meta>
</file>